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56c9" officeooo:paragraph-rsid="001356c9"/>
    </style:style>
    <style:style style:name="P2" style:family="paragraph" style:parent-style-name="Standard">
      <style:text-properties officeooo:rsid="001356c9" officeooo:paragraph-rsid="00141a48"/>
    </style:style>
    <style:style style:name="P3" style:family="paragraph" style:parent-style-name="Standard">
      <style:text-properties fo:color="#000000" fo:font-size="15pt" officeooo:rsid="001356c9" officeooo:paragraph-rsid="001356c9" fo:background-color="#ffffff" style:font-size-asian="15pt" style:font-size-complex="15pt"/>
    </style:style>
    <style:style style:name="P4" style:family="paragraph" style:parent-style-name="Standard">
      <style:text-properties officeooo:rsid="00141a48" officeooo:paragraph-rsid="00141a48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41a48" style:font-size-asian="12pt" style:font-size-complex="12pt"/>
    </style:style>
    <style:style style:name="T3" style:family="text">
      <style:text-properties fo:font-size="12pt" officeooo:rsid="001524d5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tio Nossa Senhora de Lurdes</text:p>
      <text:p text:style-name="P1"/>
      <text:p text:style-name="P1"><text:s text:c="4"/><text:span text:style-name="T1">Um sitio localizado na região de Maria Helena-PR. </text:span></text:p>
      <text:p text:style-name="P2"><text:span text:style-name="T1">La se produz hortaliças </text:span><text:span text:style-name="T2">e também trabalhamos com o manejo de gado bovino, </text:span></text:p>
      <text:p text:style-name="P2"><text:span text:style-name="T2">suínos e aves.</text:span></text:p>
      <text:p text:style-name="P4"><text:span text:style-name="T1">O sitio é de 10 alqueires, esta no nome do meu vô que tem quatro filhos </text:span><text:span text:style-name="T3">e 8 netos e ainda é vivo e está com 79 anos e chegou na região de Maria Helena-PR em 1962 a 60 anos atrás e mora la ate hoje. </text:span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4T08:57:00.306283353</meta:creation-date>
    <dc:date>2022-08-04T09:24:11.603788665</dc:date>
    <meta:editing-duration>PT6M20S</meta:editing-duration>
    <meta:editing-cycles>1</meta:editing-cycles>
    <meta:document-statistic meta:table-count="0" meta:image-count="0" meta:object-count="0" meta:page-count="1" meta:paragraph-count="5" meta:word-count="75" meta:character-count="369" meta:non-whitespace-character-count="292"/>
    <meta:generator>LibreOffice/5.1.6.2$Linux_x86 LibreOffice_project/10m0$Build-2</meta:generator>
  </office:meta>
</office:document-meta>
</file>